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minand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0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14:00:44.3858963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9-17T14:01:05.886796140</dc:date>
    <meta:editing-duration>P1DT23H6M57S</meta:editing-duration>
    <meta:editing-cycles>415</meta:editing-cycles>
    <meta:generator>LibreOffice/6.4.7.2$Linux_X86_64 LibreOffice_project/40$Build-2</meta:generator>
    <meta:document-statistic meta:table-count="1" meta:cell-count="1750" meta:object-count="0"/>
  </office:meta>
</office:document-meta>
</file>